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el" svg:font-family="ariel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el1" svg:font-family="arie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officeooo:rsid="0016d46e" officeooo:paragraph-rsid="0016d46e" style:font-size-asian="12pt" style:font-size-complex="12pt"/>
    </style:style>
    <style:style style:name="P2" style:family="paragraph" style:parent-style-name="Standard">
      <style:text-properties style:font-name="arial" fo:font-size="12pt" officeooo:rsid="00190b6a" officeooo:paragraph-rsid="0016d46e" style:font-size-asian="12pt" style:font-size-complex="12pt"/>
    </style:style>
    <style:style style:name="P3" style:family="paragraph" style:parent-style-name="Standard">
      <style:text-properties style:font-name="arial" fo:font-size="12pt" officeooo:rsid="00190b6a" officeooo:paragraph-rsid="00491dde" style:font-size-asian="12pt" style:font-size-complex="12pt"/>
    </style:style>
    <style:style style:name="P4" style:family="paragraph" style:parent-style-name="Standard">
      <style:text-properties style:font-name="arial" fo:font-size="12pt" officeooo:rsid="001dd61a" officeooo:paragraph-rsid="001dd61a" style:font-size-asian="12pt" style:font-size-complex="12pt"/>
    </style:style>
    <style:style style:name="P5" style:family="paragraph" style:parent-style-name="Standard">
      <style:text-properties style:font-name="arial" fo:font-size="12pt" officeooo:rsid="00261d66" officeooo:paragraph-rsid="00261d66" style:font-size-asian="12pt" style:font-size-complex="12pt"/>
    </style:style>
    <style:style style:name="P6" style:family="paragraph" style:parent-style-name="Standard">
      <style:text-properties style:font-name="arial" fo:font-size="12pt" officeooo:rsid="006a169c" officeooo:paragraph-rsid="006a169c" style:font-size-asian="12pt" style:font-size-complex="12pt"/>
    </style:style>
    <style:style style:name="P7" style:family="paragraph" style:parent-style-name="Standard">
      <style:text-properties style:font-name="arial" fo:font-size="12pt" officeooo:rsid="00266584" officeooo:paragraph-rsid="00266584" style:font-size-asian="12pt" style:font-size-complex="12pt"/>
    </style:style>
    <style:style style:name="P8" style:family="paragraph" style:parent-style-name="Standard">
      <style:text-properties style:font-name="arial" fo:font-size="12pt" officeooo:rsid="0029f6dd" officeooo:paragraph-rsid="00266584" style:font-size-asian="12pt" style:font-size-complex="12pt"/>
    </style:style>
    <style:style style:name="P9" style:family="paragraph" style:parent-style-name="Standard">
      <style:text-properties style:font-name="arial" fo:font-size="12pt" officeooo:rsid="005009d2" officeooo:paragraph-rsid="005009d2" style:font-size-asian="12pt" style:font-size-complex="12pt"/>
    </style:style>
    <style:style style:name="P10" style:family="paragraph" style:parent-style-name="Standard">
      <style:text-properties style:font-name="arial" fo:font-size="12pt" officeooo:rsid="002d2509" officeooo:paragraph-rsid="002d2509" style:font-size-asian="12pt" style:font-size-complex="12pt"/>
    </style:style>
    <style:style style:name="P11" style:family="paragraph" style:parent-style-name="Standard">
      <style:text-properties style:font-name="arial" fo:font-size="12pt" officeooo:rsid="0052e296" officeooo:paragraph-rsid="0052e296" style:font-size-asian="12pt" style:font-size-complex="12pt"/>
    </style:style>
    <style:style style:name="P12" style:family="paragraph" style:parent-style-name="Standard">
      <style:text-properties style:font-name="arial" fo:font-size="12pt" officeooo:rsid="00547fab" officeooo:paragraph-rsid="00547fab" style:font-size-asian="12pt" style:font-size-complex="12pt"/>
    </style:style>
    <style:style style:name="P13" style:family="paragraph" style:parent-style-name="Standard">
      <style:text-properties style:font-name="arial" fo:font-size="12pt" officeooo:rsid="0054e5a9" officeooo:paragraph-rsid="0054e5a9" style:font-size-asian="12pt" style:font-size-complex="12pt"/>
    </style:style>
    <style:style style:name="P14" style:family="paragraph" style:parent-style-name="Standard">
      <style:text-properties style:font-name="arial" fo:font-size="12pt" officeooo:rsid="005cb1ed" officeooo:paragraph-rsid="005cb1ed" style:font-size-asian="12pt" style:font-size-complex="12pt"/>
    </style:style>
    <style:style style:name="P15" style:family="paragraph" style:parent-style-name="Standard">
      <style:text-properties style:font-name="arial" fo:font-size="12pt" officeooo:rsid="005d19b8" officeooo:paragraph-rsid="005d19b8" style:font-size-asian="12pt" style:font-size-complex="12pt"/>
    </style:style>
    <style:style style:name="P16" style:family="paragraph" style:parent-style-name="Standard">
      <style:text-properties style:font-name="arial" fo:font-size="12pt" officeooo:rsid="005ea080" officeooo:paragraph-rsid="005ea080" style:font-size-asian="12pt" style:font-size-complex="12pt"/>
    </style:style>
    <style:style style:name="P17" style:family="paragraph" style:parent-style-name="Standard">
      <style:text-properties style:font-name="arial" fo:font-size="12pt" officeooo:rsid="006e8c87" officeooo:paragraph-rsid="006e8c87" style:font-size-asian="12pt" style:font-size-complex="12pt"/>
    </style:style>
    <style:style style:name="P18" style:family="paragraph" style:parent-style-name="Default"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rsid="004cb205" officeooo:paragraph-rsid="0016d46e" style:letter-kerning="true" style:font-size-asian="12pt" style:font-style-asian="normal" style:font-weight-asian="normal" style:font-size-complex="12pt" style:text-emphasize="none"/>
    </style:style>
    <style:style style:name="P19" style:family="paragraph" style:parent-style-name="Default">
      <style:text-properties style:font-name="arial" fo:font-size="12pt" officeooo:rsid="00261d66" officeooo:paragraph-rsid="00261d66" style:font-size-asian="12pt" style:font-size-complex="12pt"/>
    </style:style>
    <style:style style:name="P20" style:family="paragraph" style:parent-style-name="Default">
      <style:text-properties style:font-name="arial" fo:font-size="12pt" officeooo:rsid="006e8c87" officeooo:paragraph-rsid="006e8c87" style:font-size-asian="12pt" style:font-size-complex="12pt"/>
    </style:style>
    <style:style style:name="P21" style:family="paragraph" style:parent-style-name="Default">
      <style:text-properties style:font-name="arial" fo:font-size="12pt" officeooo:rsid="00190b6a" officeooo:paragraph-rsid="006787da" style:font-size-asian="12pt" style:font-size-complex="12pt"/>
    </style:style>
    <style:style style:name="P22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arial" fo:font-size="12pt" fo:letter-spacing="normal" fo:font-style="normal" fo:text-shadow="none" style:text-underline-style="none" fo:font-weight="normal" officeooo:paragraph-rsid="0062449e" style:letter-kerning="true" style:font-size-asian="12pt" style:font-style-asian="normal" style:font-weight-asian="normal" style:font-size-complex="12pt" style:text-emphasize="none"/>
    </style:style>
    <style:style style:name="P23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/>
      <style:text-properties fo:font-size="12pt" style:font-size-asian="12pt" style:font-size-complex="12pt"/>
    </style:style>
    <style:style style:name="P24" style:family="paragraph" style:parent-style-name="Default">
      <style:paragraph-properties fo:margin-left="0cm" fo:margin-right="0cm" style:line-height-at-least="0.353cm" fo:text-align="start" style:justify-single-word="false" fo:text-indent="0cm" style:auto-text-indent="false"/>
      <style:text-properties style:font-name="arial" fo:font-size="12pt" officeooo:paragraph-rsid="0062449e" style:font-size-asian="12pt" style:font-size-complex="12pt"/>
    </style:style>
    <style:style style:name="T1" style:family="text">
      <style:text-properties officeooo:rsid="001f751c"/>
    </style:style>
    <style:style style:name="T2" style:family="text">
      <style:text-properties officeooo:rsid="00275e34"/>
    </style:style>
    <style:style style:name="T3" style:family="text">
      <style:text-properties officeooo:rsid="0037e017"/>
    </style:style>
    <style:style style:name="T4" style:family="text">
      <style:text-properties officeooo:rsid="004e198f"/>
    </style:style>
    <style:style style:name="T5" style:family="text">
      <style:text-properties officeooo:rsid="005b3944"/>
    </style:style>
    <style:style style:name="T6" style:family="text">
      <style:text-properties officeooo:rsid="005d19b8"/>
    </style:style>
    <style:style style:name="T7" style:family="text">
      <style:text-properties officeooo:rsid="0060909d"/>
    </style:style>
    <style:style style:name="T8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9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62ab4c" style:letter-kerning="true" style:font-style-asian="normal" style:font-weight-asian="normal" style:text-emphasize="none"/>
    </style:style>
    <style:style style:name="T10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645c94" style:letter-kerning="true" style:font-style-asian="normal" style:font-weight-asian="normal" style:text-emphasize="none"/>
    </style:style>
    <style:style style:name="T11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62449e" style:letter-kerning="true" style:font-style-asian="normal" style:font-weight-asian="normal" style:text-emphasize="none"/>
    </style:style>
    <style:style style:name="T12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officeooo:rsid="006834d1" style:letter-kerning="true" style:font-style-asian="normal" style:font-weight-asian="normal" style:text-emphasize="none"/>
    </style:style>
    <style:style style:name="T13" style:family="text">
      <style:text-properties fo:color="#000000" style:text-outline="false" style:text-line-through-style="none" style:text-line-through-type="none" style:font-name="Arial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4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15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62449e" style:letter-kerning="true" style:font-style-asian="normal" style:font-weight-asian="normal" style:text-emphasize="none"/>
    </style:style>
    <style:style style:name="T16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62ab4c" style:letter-kerning="true" style:font-style-asian="normal" style:font-weight-asian="normal" style:text-emphasize="none"/>
    </style:style>
    <style:style style:name="T17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645c94" style:letter-kerning="true" style:font-style-asian="normal" style:font-weight-asian="normal" style:text-emphasize="none"/>
    </style:style>
    <style:style style:name="T18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officeooo:rsid="006834d1" style:letter-kerning="true" style:font-style-asian="normal" style:font-weight-asian="normal" style:text-emphasize="none"/>
    </style:style>
    <style:style style:name="T19" style:family="text">
      <style:text-properties fo:color="#000000" style:text-outline="false" style:text-line-through-style="none" style:text-line-through-type="none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0" style:family="text">
      <style:text-properties fo:color="#000000" style:text-outline="false" style:text-line-through-style="none" style:text-line-through-type="none" style:font-name="ariel1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ariel1" fo:letter-spacing="normal" fo:font-style="normal" fo:text-shadow="none" style:text-underline-style="none" fo:font-weight="normal" style:letter-kerning="true" style:font-style-asian="normal" style:font-weight-asian="normal" style:text-emphasize="none"/>
    </style:style>
    <style:style style:name="T22" style:family="text">
      <style:text-properties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8">Drones are an up-and-coming method of delivering items to customers. They have not been extensively used as of yet, due to being a relatively new technology, and there are some hardware limitations of the actual drones. (Doring et al.,2017). For these reasons, they will most likely be restricted to delivery from a depot in a city to the customer’s door.</text:p>
      <text:p text:style-name="P22">The demand from customers is great, with many being happy to pay extra for same-day delivery (McKinsey &amp; Company, 2016). </text:p>
      <text:p text:style-name="P24"><text:span text:style-name="T15">They do currently have limitations which hinder widespread use. Flight distance, maximum weight capacity, adverse weather conditions and legality all limit how viable </text:span><text:span text:style-name="T16">drones are. </text:span><text:span text:style-name="T14">With future advances in drone tech, </text:span><text:span text:style-name="T17">these limitations will be overcome,</text:span><text:span text:style-name="T14"> allowing drones to fly further and carry more weight, </text:span><text:span text:style-name="T18">and thus leading to a more widespread use.</text:span></text:p>
      <text:p text:style-name="P2"/>
      <text:p text:style-name="P3"/>
      <text:p text:style-name="P4">Project Aim</text:p>
      <text:p text:style-name="P4">The aim of this project is to build a software solution to creat<text:span text:style-name="T1">e an efficient delivery schedule. The schedule should be optimised to reduce the total amount of time taken for each customer to receive their item.</text:span></text:p>
      <text:p text:style-name="P4"/>
      <text:p text:style-name="P5">Methods</text:p>
      <text:p text:style-name="P6">Two techniques are deployed to create a schedule:</text:p>
      <text:p text:style-name="P6">1 – Customers are split into groups based on how close they are to one another geographically.</text:p>
      <text:p text:style-name="P6">2 – A path finding algorithm is used to find a route for each drone to follow. Two path-finding algorithms were implemented to allow comparison of their suitability for the task: Genetic Algorithm (GA) and Greedy Best First (GBF).</text:p>
      <text:p text:style-name="P6"/>
      <text:p text:style-name="P17">OLD METHODS:</text:p>
      <text:p text:style-name="P20"><text:span text:style-name="T21">The customers were split into 5 groups using the kMeans clustering algorithm. From here, both GA and GBF were used to produce routes. The time taken to complete each route are shown in figure 6.</text:span></text:p>
      <text:p text:style-name="P23"><text:span text:style-name="T21">Figure 6 shows that across all routes, GA out-performed GBF. Route 3 shows similar results, with GBF producing a route 3.76% greater than GA. However, in route 4, GBF produced a massively worse route which was 51.89% slower than the route produced by GA.</text:span></text:p>
      <text:p text:style-name="P23"><text:span text:style-name="T21">Interestingly, there are occasions where the Genetic Algorithm produces a longer route by distance, but takes less time to complete. This is because the Genetic Algorithm is able to try many different combinations, allowing it to produce a route where it flies with a tailwind for as long as possible.</text:span></text:p>
      <text:p text:style-name="P17">END OLD METHODS</text:p>
      <text:p text:style-name="P6"/>
      <text:p text:style-name="P6"/>
      <text:p text:style-name="P6"/>
      <text:p text:style-name="P19"><text:span text:style-name="T14">The schedule is created by first creating groups of customers based on how close they are to one another geographically. A path-finding algorithm is then used to find a route for each drone to follow, visiting each member of the group only once. Two path-finding algorithms were implemented to allow comparison of their suitability for the task: Genetic Algorithm (GA) and Greedy Best First (GBF).</text:span></text:p>
      <text:p text:style-name="P5"/>
      <text:p text:style-name="P5"/>
      <text:p text:style-name="P5"/>
      <text:p text:style-name="P5"/>
      <text:p text:style-name="P5"/>
      <text:p text:style-name="P7"><text:soft-page-break/><text:span text:style-name="T4">Using Python, a</text:span> <text:span text:style-name="T4">software </text:span>solution was implemented by first <text:span text:style-name="T3">creating groups of customers based on how close they are to one another geographically</text:span>. A path-finding algorithm was then used to find <text:span text:style-name="T2">a route for each drone to follow, visiting each member of the group only once. Two path-finding algorithms were implemented to allow comparison of their suitability for the task: Genetic Algorithm (GA) and Greedy Best First (GBF).</text:span></text:p>
      <text:p text:style-name="P8"/>
      <text:p text:style-name="P9">Using Python, customers were grouped together based on how close they are to one another geographically. A range of path-finding algorithms were then used to find routes which visit every customer in every group. </text:p>
      <text:p text:style-name="P9"/>
      <text:p text:style-name="P10">Figures and results</text:p>
      <text:p text:style-name="P10"/>
      <text:p text:style-name="P11">Figure 2 shows the software solution that was produced. Figures 3, 4 and 5 show a sample set of data before any processing is applied, with clusters shown and with routes shown respectively.</text:p>
      <text:p text:style-name="P11">The customers were split into 5 groups using the kMeans clustering algorithm. From here, both GA and GBF were used to produce routes. The time taken to complete each route are shown in figure 6.</text:p>
      <text:p text:style-name="P12">Figure 6 shows that across all routes, the Genetic Algorithm out-performs Greedy Best First. Route 3 shows similar results, with GBF producing a route 3.76% greater than GA. However, in route 4, GBF produces a route with a massive 51.89% increase.</text:p>
      <text:p text:style-name="P13">Interestingly, there are occasions where the Genetic Algorithm produces a longer route by distance, but takes less time to complete. This is because the Genetic Algorithm is able to try many different combinations, allowing it to produce a route where it flies with a tailwind <text:span text:style-name="T5">for as long as possible.</text:span></text:p>
      <text:p text:style-name="P13"/>
      <text:p text:style-name="P14">Conclusion</text:p>
      <text:p text:style-name="P14">The project demonstrates that artificial intelligence can be a useful tool in delivery scheduling. <text:span text:style-name="T6">The solution created is able to produce an effective schedule quickly and easily. It also allows comparison of different path finding algorithms.</text:span></text:p>
      <text:p text:style-name="P15">The algorithms are potentially not as optimal as possible, as many factors haven’t been considered due to time limitations of this project. Factors such as the amount of time a customer has been waiting could be considered, so that customers who have waited a long time are given priority in the queue.</text:p>
      <text:p text:style-name="P16">Additionally, the software could be expanded to provide more of a ‘real-time’ environment, showing the current location of drones and sorting new orders into new groups to be completed once drones <text:span text:style-name="T7">have completed the route they are on.</text:span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21"><text:span text:style-name="T14">Imintem quas porro debitis itius, nus id quat animus auda platust et imin perovitasped es ipsus mo maios eume di ut a dolupit, sequam, serio bea natis dolupta simperiae nate molorum eati ulparis magnieniam, to intotatur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el" svg:font-family="ariel"/>
    <style:font-face style:name="arial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ariel1" svg:font-family="ariel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top="0cm" fo:margin-bottom="0cm" loext:contextual-spacing="false" style:line-height-at-least="0.353cm" fo:text-align="start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top="0cm" fo:margin-bottom="0cm" loext:contextual-spacing="false" style:line-height-at-least="0.353cm" fo:text-align="center" style:justify-single-word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Blank_20_Slide_7e_LT_7e_Gliederung_20_1" style:display-name="Blank Slide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Gliederung_20_2" style:display-name="Blank Slide~LT~Gliederung 2" style:family="paragraph" style:parent-style-name="Blank_20_Slide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lank_20_Slide_7e_LT_7e_Gliederung_20_3" style:display-name="Blank Slide~LT~Gliederung 3" style:family="paragraph" style:parent-style-name="Blank_20_Slide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lank_20_Slide_7e_LT_7e_Gliederung_20_4" style:display-name="Blank Slide~LT~Gliederung 4" style:family="paragraph" style:parent-style-name="Blank_20_Slide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5" style:display-name="Blank Slide~LT~Gliederung 5" style:family="paragraph" style:parent-style-name="Blank_20_Slide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6" style:display-name="Blank Slide~LT~Gliederung 6" style:family="paragraph" style:parent-style-name="Blank_20_Slide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7" style:display-name="Blank Slide~LT~Gliederung 7" style:family="paragraph" style:parent-style-name="Blank_20_Slide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8" style:display-name="Blank Slide~LT~Gliederung 8" style:family="paragraph" style:parent-style-name="Blank_20_Slide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Gliederung_20_9" style:display-name="Blank Slide~LT~Gliederung 9" style:family="paragraph" style:parent-style-name="Blank_20_Slide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lank_20_Slide_7e_LT_7e_Titel" style:display-name="Blank Slide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Untertitel" style:display-name="Blank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Notizen" style:display-name="Blank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Blank_20_Slide_7e_LT_7e_Hintergrundobjekte" style:display-name="Blank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lank_20_Slide_7e_LT_7e_Hintergrund" style:display-name="Blank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loext:contextual-spacing="false" style:line-height-at-least="0.353cm" fo:text-align="start" style:justify-single-word="false" fo:orphans="2" fo:widows="2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cm" fo:margin-bottom="0cm" loext:contextual-spacing="false" style:line-height-at-least="0.353cm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letter-spacing="normal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letter-spacing="normal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1" style:display-name="Title Slide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Gliederung_20_2" style:display-name="Title Slide~LT~Gliederung 2" style:family="paragraph" style:parent-style-name="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3" style:display-name="Title Slide~LT~Gliederung 3" style:family="paragraph" style:parent-style-name="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4" style:display-name="Title Slide~LT~Gliederung 4" style:family="paragraph" style:parent-style-name="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5" style:display-name="Title Slide~LT~Gliederung 5" style:family="paragraph" style:parent-style-name="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6" style:display-name="Title Slide~LT~Gliederung 6" style:family="paragraph" style:parent-style-name="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7" style:display-name="Title Slide~LT~Gliederung 7" style:family="paragraph" style:parent-style-name="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8" style:display-name="Title Slide~LT~Gliederung 8" style:family="paragraph" style:parent-style-name="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Gliederung_20_9" style:display-name="Title Slide~LT~Gliederung 9" style:family="paragraph" style:parent-style-name="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Slide_7e_LT_7e_Titel" style:display-name="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6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Untertitel" style:display-name="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Notizen" style:display-name="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Slide_7e_LT_7e_Hintergrundobjekte" style:display-name="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Slide_7e_LT_7e_Hintergrund" style:display-name="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Slide_7e_LT_7e_Gliederung_20_1" style:display-name="1_Title Slide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Slide_7e_LT_7e_Gliederung_20_2" style:display-name="1_Title Slide~LT~Gliederung 2" style:family="paragraph" style:parent-style-name="_31__5f_Title_20_Slide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3" style:display-name="1_Title Slide~LT~Gliederung 3" style:family="paragraph" style:parent-style-name="_31__5f_Title_20_Slide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4" style:display-name="1_Title Slide~LT~Gliederung 4" style:family="paragraph" style:parent-style-name="_31__5f_Title_20_Slide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5" style:display-name="1_Title Slide~LT~Gliederung 5" style:family="paragraph" style:parent-style-name="_31__5f_Title_20_Slide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6" style:display-name="1_Title Slide~LT~Gliederung 6" style:family="paragraph" style:parent-style-name="_31__5f_Title_20_Slide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7" style:display-name="1_Title Slide~LT~Gliederung 7" style:family="paragraph" style:parent-style-name="_31__5f_Title_20_Slide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8" style:display-name="1_Title Slide~LT~Gliederung 8" style:family="paragraph" style:parent-style-name="_31__5f_Title_20_Slide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Gliederung_20_9" style:display-name="1_Title Slide~LT~Gliederung 9" style:family="paragraph" style:parent-style-name="_31__5f_Title_20_Slide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1__5f_Title_20_Slide_7e_LT_7e_Titel" style:display-name="1_Title Slide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6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Slide_7e_LT_7e_Untertitel" style:display-name="1_Title Slide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Slide_7e_LT_7e_Notizen" style:display-name="1_Title Slide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1__5f_Title_20_Slide_7e_LT_7e_Hintergrundobjekte" style:display-name="1_Title Slide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1__5f_Title_20_Slide_7e_LT_7e_Hintergrund" style:display-name="1_Title Slide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20_Layout_7e_LT_7e_Gliederung_20_1" style:display-name="Custom Layout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Gliederung_20_2" style:display-name="Custom Layout~LT~Gliederung 2" style:family="paragraph" style:parent-style-name="Custom_20_Layout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3" style:display-name="Custom Layout~LT~Gliederung 3" style:family="paragraph" style:parent-style-name="Custom_20_Layout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4" style:display-name="Custom Layout~LT~Gliederung 4" style:family="paragraph" style:parent-style-name="Custom_20_Layout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5" style:display-name="Custom Layout~LT~Gliederung 5" style:family="paragraph" style:parent-style-name="Custom_20_Layout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6" style:display-name="Custom Layout~LT~Gliederung 6" style:family="paragraph" style:parent-style-name="Custom_20_Layout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7" style:display-name="Custom Layout~LT~Gliederung 7" style:family="paragraph" style:parent-style-name="Custom_20_Layout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8" style:display-name="Custom Layout~LT~Gliederung 8" style:family="paragraph" style:parent-style-name="Custom_20_Layout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Gliederung_20_9" style:display-name="Custom Layout~LT~Gliederung 9" style:family="paragraph" style:parent-style-name="Custom_20_Layout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ustom_20_Layout_7e_LT_7e_Titel" style:display-name="Custom Layout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6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Untertitel" style:display-name="Custom Layout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Notizen" style:display-name="Custom Layou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Custom_20_Layout_7e_LT_7e_Hintergrundobjekte" style:display-name="Custom Layou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Custom_20_Layout_7e_LT_7e_Hintergrund" style:display-name="Custom Layou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7__20_COLUMN_20_-_20_1_7e_LT_7e_Gliederung_20_1" style:display-name="7 COLUMN - 1~LT~Gliederung 1" style:family="paragraph" style:default-outline-level="">
      <style:paragraph-properties fo:margin-top="0.499cm" fo:margin-bottom="0cm" loext:contextual-spacing="false" fo:line-height="90%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7__20_COLUMN_20_-_20_1_7e_LT_7e_Gliederung_20_2" style:display-name="7 COLUMN - 1~LT~Gliederung 2" style:family="paragraph" style:parent-style-name="_37__20_COLUMN_20_-_20_1_7e_LT_7e_Gliederung_20_1" style:default-outline-level="">
      <style:paragraph-properties fo:margin-top="0.4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Gliederung_20_3" style:display-name="7 COLUMN - 1~LT~Gliederung 3" style:family="paragraph" style:parent-style-name="_37__20_COLUMN_20_-_20_1_7e_LT_7e_Gliederung_20_2" style:default-outline-level="">
      <style:paragraph-properties fo:margin-top="0.3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Gliederung_20_4" style:display-name="7 COLUMN - 1~LT~Gliederung 4" style:family="paragraph" style:parent-style-name="_37__20_COLUMN_20_-_20_1_7e_LT_7e_Gliederung_20_3" style:default-outline-level="">
      <style:paragraph-properties fo:margin-top="0.199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Gliederung_20_5" style:display-name="7 COLUMN - 1~LT~Gliederung 5" style:family="paragraph" style:parent-style-name="_37__20_COLUMN_20_-_20_1_7e_LT_7e_Gliederung_20_4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Gliederung_20_6" style:display-name="7 COLUMN - 1~LT~Gliederung 6" style:family="paragraph" style:parent-style-name="_37__20_COLUMN_20_-_20_1_7e_LT_7e_Gliederung_20_5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Gliederung_20_7" style:display-name="7 COLUMN - 1~LT~Gliederung 7" style:family="paragraph" style:parent-style-name="_37__20_COLUMN_20_-_20_1_7e_LT_7e_Gliederung_20_6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Gliederung_20_8" style:display-name="7 COLUMN - 1~LT~Gliederung 8" style:family="paragraph" style:parent-style-name="_37__20_COLUMN_20_-_20_1_7e_LT_7e_Gliederung_20_7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Gliederung_20_9" style:display-name="7 COLUMN - 1~LT~Gliederung 9" style:family="paragraph" style:parent-style-name="_37__20_COLUMN_20_-_20_1_7e_LT_7e_Gliederung_20_8" style:default-outline-level="">
      <style:paragraph-properties fo:margin-top="0.101cm" fo:margin-bottom="0cm" loext:contextual-spacing="false" fo:line-height="90%" fo:text-align="start" style:justify-single-word="false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7__20_COLUMN_20_-_20_1_7e_LT_7e_Titel" style:display-name="7 COLUMN - 1~LT~Titel" style:family="paragraph" style:default-outline-level="">
      <style:paragraph-properties style:line-height-at-least="0.353cm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Calibri" fo:font-family="Calibri" style:font-family-generic="roman" style:font-pitch="variable" fo:font-size="66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66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7__20_COLUMN_20_-_20_1_7e_LT_7e_Untertitel" style:display-name="7 COLUMN - 1~LT~Unter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7__20_COLUMN_20_-_20_1_7e_LT_7e_Notizen" style:display-name="7 COLUMN - 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_37__20_COLUMN_20_-_20_1_7e_LT_7e_Hintergrundobjekte" style:display-name="7 COLUMN - 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_37__20_COLUMN_20_-_20_1_7e_LT_7e_Hintergrund" style:display-name="7 COLUMN - 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3:41:08.562836681</meta:creation-date>
    <dc:date>2020-04-23T15:22:30.018116912</dc:date>
    <meta:editing-duration>P1DT4H34M21S</meta:editing-duration>
    <meta:editing-cycles>66</meta:editing-cycles>
    <meta:generator>LibreOffice/6.0.7.3$Linux_X86_64 LibreOffice_project/00m0$Build-3</meta:generator>
    <meta:document-statistic meta:table-count="0" meta:image-count="0" meta:object-count="0" meta:page-count="2" meta:paragraph-count="28" meta:word-count="862" meta:character-count="5209" meta:non-whitespace-character-count="4371"/>
  </office:meta>
</office:document-meta>
</file>